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8.042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7.375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6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10.356cm"/>
    </style:style>
    <style:style style:name="co9" style:family="table-column">
      <style:table-column-properties fo:break-before="auto" style:column-width="2.062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1.002cm"/>
    </style:style>
    <style:style style:name="co13" style:family="table-column">
      <style:table-column-properties fo:break-before="auto" style:column-width="1.139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1.355cm"/>
    </style:style>
    <style:style style:name="co16" style:family="table-column">
      <style:table-column-properties fo:break-before="auto" style:column-width="1.944cm"/>
    </style:style>
    <style:style style:name="co17" style:family="table-column">
      <style:table-column-properties fo:break-before="auto" style:column-width="1.219cm"/>
    </style:style>
    <style:style style:name="co18" style:family="table-column">
      <style:table-column-properties fo:break-before="auto" style:column-width="1.6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bbe33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d4ea6b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bbe33d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e8f2a1"/>
    </style:style>
    <style:style style:name="ce12" style:family="table-cell" style:parent-style-name="Default" style:data-style-name="N104">
      <style:table-cell-properties fo:background-color="#d4ea6b"/>
    </style:style>
    <style:style style:name="ce13" style:family="table-cell" style:parent-style-name="Default" style:data-style-name="N104">
      <style:table-cell-properties fo:background-color="#bbe33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4">
      <style:table-cell-properties fo:background-color="transparent"/>
      <style:map style:condition="cell-content()=[$rem_pcds_022024.S2]" style:apply-style-name="Good" style:base-cell-address="rem_pcds_022024.V2"/>
    </style:style>
    <style:style style:name="ce16" style:family="table-cell" style:parent-style-name="Default" style:data-style-name="N104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m_pcds_02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"/>
        <table:table-column table:style-name="co20" table:default-cell-style-name="Default"/>
        <table:table-column table:style-name="co10" table:default-cell-style-name="Default"/>
        <table:table-column table:style-name="co19" table:number-columns-repeated="16363" table:default-cell-style-name="Default"/>
        <table:table-row table:style-name="ro1">
          <table:table-cell office:value-type="string" calcext:value-type="string">
            <text:p>mas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sitser</text:p>
          </table:table-cell>
          <table:table-cell office:value-type="string" calcext:value-type="string">
            <text:p>nmefet</text:p>
          </table:table-cell>
          <table:table-cell office:value-type="string" calcext:value-type="string">
            <text:p>tem_apost</text:p>
          </table:table-cell>
          <table:table-cell office:value-type="string" calcext:value-type="string">
            <text:p>desccomi</text:p>
          </table:table-cell>
          <table:table-cell office:value-type="string" calcext:value-type="string">
            <text:p>descinst</text:p>
          </table:table-cell>
          <table:table-cell office:value-type="string" calcext:value-type="string">
            <text:p>descunid</text:p>
          </table:table-cell>
          <table:table-cell office:value-type="string" calcext:value-type="string">
            <text:p>carga_hora</text:p>
          </table:table-cell>
          <table:table-cell office:value-type="string" calcext:value-type="string">
            <text:p>remuner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judic</text:p>
          </table:table-cell>
          <table:table-cell office:value-type="string" calcext:value-type="string">
            <text:p>ferias</text:p>
          </table:table-cell>
          <table:table-cell office:value-type="string" calcext:value-type="string">
            <text:p>decter</text:p>
          </table:table-cell>
          <table:table-cell office:value-type="string" calcext:value-type="string">
            <text:p>premio</text:p>
          </table:table-cell>
          <table:table-cell office:value-type="string" calcext:value-type="string">
            <text:p>feriasprem</text:p>
          </table:table-cell>
          <table:table-cell office:value-type="string" calcext:value-type="string">
            <text:p>jetons</text:p>
          </table:table-cell>
          <table:table-cell office:value-type="string" calcext:value-type="string">
            <text:p>eventual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rem_pos</text:p>
          </table:table-cell>
          <table:table-cell table:style-name="ce14" office:value-type="string" calcext:value-type="string">
            <text:p>IR_Previsto</text:p>
          </table:table-cell>
          <table:table-cell table:style-name="ce14" office:value-type="string" calcext:value-type="string">
            <text:p>Diferença</text:p>
          </table:table-cell>
          <table:table-cell table:style-name="ce14" table:number-columns-repeated="16361"/>
        </table:table-row>
        <table:table-row table:style-name="ro1">
          <table:table-cell table:style-name="ce1" office:value-type="float" office:value="7557242" calcext:value-type="float">
            <text:p>7557242</text:p>
          </table:table-cell>
          <table:table-cell table:style-name="ce1" office:value-type="string" calcext:value-type="string">
            <text:p>JEFFERSON TADEU DA SILVA BRUM</text:p>
          </table:table-cell>
          <table:table-cell table:style-name="ce1" office:value-type="string" calcext:value-type="string">
            <text:p>ATIVO</text:p>
          </table:table-cell>
          <table:table-cell table:style-name="ce1" office:value-type="string" calcext:value-type="string">
            <text:p>AUDITOR FISCAL DA RECEITA ESTADUAL</text:p>
          </table:table-cell>
          <table:table-cell table:style-name="ce1" office:value-type="string" calcext:value-type="string">
            <text:p>NAO</text:p>
          </table:table-cell>
          <table:table-cell table:style-name="ce1"/>
          <table:table-cell table:style-name="ce1" office:value-type="string" calcext:value-type="string">
            <text:p>SECRETARIA DA FAZENDA</text:p>
          </table:table-cell>
          <table:table-cell table:style-name="ce1" office:value-type="string" calcext:value-type="string">
            <text:p>SUPERINTENDENCIA DE CREDITO E COBRAN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546.99" calcext:value-type="float">
            <text:p>18546,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O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154.96" calcext:value-type="float">
            <text:p>2154,96</text:p>
          </table:table-cell>
          <table:table-cell table:style-name="ce8" office:value-type="currency" office:currency="BRL" office:value="3924.31" calcext:value-type="currency">
            <text:p>R$ 3.924,31</text:p>
          </table:table-cell>
          <table:table-cell table:style-name="ce1" office:value-type="float" office:value="1018.6" calcext:value-type="float">
            <text:p>1018,6</text:p>
          </table:table-cell>
          <table:table-cell table:style-name="ce1" office:value-type="float" office:value="15759.04" calcext:value-type="float">
            <text:p>15759,04</text:p>
          </table:table-cell>
          <table:table-cell table:style-name="ce15" table:formula="of:=([.J2]-[.T2])*0.275-896" office:value-type="currency" office:currency="BRL" office:value="3924.30725" calcext:value-type="currency">
            <text:p>R$ 3.924,31</text:p>
          </table:table-cell>
          <table:table-cell table:style-name="ce16" table:formula="of:=[.V2]-[.S2]" office:value-type="currency" office:currency="BRL" office:value="-0.00274999999828651" calcext:value-type="currency">
            <text:p>-R$ 0,00</text:p>
          </table:table-cell>
          <table:table-cell table:style-name="ce14" table:number-columns-repeated="16361"/>
        </table:table-row>
        <table:table-row table:style-name="ro1">
          <table:table-cell table:style-name="ce2" office:value-type="float" office:value="7557150" calcext:value-type="float">
            <text:p>7557150</text:p>
          </table:table-cell>
          <table:table-cell table:style-name="ce2" office:value-type="string" calcext:value-type="string">
            <text:p>HUGO FURTADO RODRIGUES</text:p>
          </table:table-cell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AUDITOR FISCAL DA RECEITA ESTADUAL</text:p>
          </table:table-cell>
          <table:table-cell table:style-name="ce2" office:value-type="string" calcext:value-type="string">
            <text:p>NAO</text:p>
          </table:table-cell>
          <table:table-cell table:style-name="ce2"/>
          <table:table-cell table:style-name="ce2" office:value-type="string" calcext:value-type="string">
            <text:p>SECRETARIA DA FAZENDA</text:p>
          </table:table-cell>
          <table:table-cell table:style-name="ce2" office:value-type="string" calcext:value-type="string">
            <text:p>SRF II CONTAGEM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233.08" calcext:value-type="float">
            <text:p>20233,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O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514.12" calcext:value-type="float">
            <text:p>2514,12</text:p>
          </table:table-cell>
          <table:table-cell table:style-name="ce9" office:value-type="currency" office:currency="BRL" office:value="4387.98" calcext:value-type="currency">
            <text:p>R$ 4.387,98</text:p>
          </table:table-cell>
          <table:table-cell table:style-name="ce2" office:value-type="float" office:value="1018.6" calcext:value-type="float">
            <text:p>1018,6</text:p>
          </table:table-cell>
          <table:table-cell table:style-name="ce2" office:value-type="float" office:value="17340.62" calcext:value-type="float">
            <text:p>17340,62</text:p>
          </table:table-cell>
          <table:table-cell table:style-name="ce15" table:formula="of:=([.J3]-[.T3])*0.275-896" office:value-type="currency" office:currency="BRL" office:value="4387.982" calcext:value-type="currency">
            <text:p>R$ 4.387,98</text:p>
          </table:table-cell>
          <table:table-cell table:style-name="ce16" table:formula="of:=[.V3]-[.S3]" office:value-type="currency" office:currency="BRL" office:value="0.00200000000131695" calcext:value-type="currency">
            <text:p>R$ 0,00</text:p>
          </table:table-cell>
          <table:table-cell table:style-name="ce14" table:number-columns-repeated="16361"/>
        </table:table-row>
        <table:table-row table:style-name="ro1">
          <table:table-cell table:style-name="ce3" office:value-type="float" office:value="7557127" calcext:value-type="float">
            <text:p>7557127</text:p>
          </table:table-cell>
          <table:table-cell table:style-name="ce3" office:value-type="string" calcext:value-type="string">
            <text:p>JOAO GERALDO COUREL DE SOUZA</text:p>
          </table:table-cell>
          <table:table-cell table:style-name="ce3" office:value-type="string" calcext:value-type="string">
            <text:p>ATIVO</text:p>
          </table:table-cell>
          <table:table-cell table:style-name="ce3" office:value-type="string" calcext:value-type="string">
            <text:p>AUDITOR FISCAL DA RECEITA ESTADUAL</text:p>
          </table:table-cell>
          <table:table-cell table:style-name="ce3" office:value-type="string" calcext:value-type="string">
            <text:p>NAO</text:p>
          </table:table-cell>
          <table:table-cell table:style-name="ce3"/>
          <table:table-cell table:style-name="ce3" office:value-type="string" calcext:value-type="string">
            <text:p>SECRETARIA DA FAZENDA</text:p>
          </table:table-cell>
          <table:table-cell table:style-name="ce3" office:value-type="string" calcext:value-type="string">
            <text:p>SRF II BELO HORIZONT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448.3" calcext:value-type="float">
            <text:p>24448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O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052.86" calcext:value-type="float">
            <text:p>3052,86</text:p>
          </table:table-cell>
          <table:table-cell table:style-name="ce10" office:value-type="currency" office:currency="BRL" office:value="5547.17" calcext:value-type="currency">
            <text:p>R$ 5.547,17</text:p>
          </table:table-cell>
          <table:table-cell table:style-name="ce3" office:value-type="float" office:value="1018.6" calcext:value-type="float">
            <text:p>1018,6</text:p>
          </table:table-cell>
          <table:table-cell table:style-name="ce3" office:value-type="float" office:value="20935.39" calcext:value-type="float">
            <text:p>20935,39</text:p>
          </table:table-cell>
          <table:table-cell table:style-name="ce15" table:formula="of:=([.J4]-[.T4])*0.275-896" office:value-type="currency" office:currency="BRL" office:value="5547.1675" calcext:value-type="currency">
            <text:p>R$ 5.547,17</text:p>
          </table:table-cell>
          <table:table-cell table:style-name="ce16" table:formula="of:=[.V4]-[.S4]" office:value-type="currency" office:currency="BRL" office:value="-0.00249999999959982" calcext:value-type="currency">
            <text:p>-R$ 0,00</text:p>
          </table:table-cell>
          <table:table-cell table:style-name="ce14" table:number-columns-repeated="16361"/>
        </table:table-row>
        <table:table-row table:style-name="ro1">
          <table:table-cell table:style-name="ce4" office:value-type="float" office:value="7557267" calcext:value-type="float">
            <text:p>7557267</text:p>
          </table:table-cell>
          <table:table-cell table:style-name="ce4" office:value-type="string" calcext:value-type="string">
            <text:p>GILBER DA SILVA JUNIOR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AUDITOR FISCAL DA RECEITA ESTADUAL</text:p>
          </table:table-cell>
          <table:table-cell table:style-name="ce4" office:value-type="string" calcext:value-type="string">
            <text:p>NAO</text:p>
          </table:table-cell>
          <table:table-cell table:style-name="ce4"/>
          <table:table-cell table:style-name="ce4" office:value-type="string" calcext:value-type="string">
            <text:p>SECRETARIA DA FAZENDA</text:p>
          </table:table-cell>
          <table:table-cell table:style-name="ce4" office:value-type="string" calcext:value-type="string">
            <text:p>SUPERINTENDENCIA DE FISCALIZACA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546.99" calcext:value-type="float">
            <text:p>18546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O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54.96" calcext:value-type="float">
            <text:p>2154,96</text:p>
          </table:table-cell>
          <table:table-cell table:style-name="ce11" office:value-type="currency" office:currency="BRL" office:value="3924.31" calcext:value-type="currency">
            <text:p>R$ 3.924,31</text:p>
          </table:table-cell>
          <table:table-cell table:style-name="ce4" office:value-type="float" office:value="1981.39" calcext:value-type="float">
            <text:p>1981,39</text:p>
          </table:table-cell>
          <table:table-cell table:style-name="ce4" office:value-type="float" office:value="14796.25" calcext:value-type="float">
            <text:p>14796,25</text:p>
          </table:table-cell>
          <table:table-cell table:style-name="ce15" table:formula="of:=([.J5]-[.T5])*0.275-896" office:value-type="currency" office:currency="BRL" office:value="3659.54" calcext:value-type="currency">
            <text:p>R$ 3.659,54</text:p>
          </table:table-cell>
          <table:table-cell table:style-name="ce16" table:formula="of:=[.V5]-[.S5]" office:value-type="currency" office:currency="BRL" office:value="-264.769999999999" calcext:value-type="currency">
            <text:p>-R$ 264,77</text:p>
          </table:table-cell>
          <table:table-cell table:style-name="ce14" table:number-columns-repeated="16361"/>
        </table:table-row>
        <table:table-row table:style-name="ro1">
          <table:table-cell table:style-name="ce4" office:value-type="float" office:value="7557283" calcext:value-type="float">
            <text:p>7557283</text:p>
          </table:table-cell>
          <table:table-cell table:style-name="ce4" office:value-type="string" calcext:value-type="string">
            <text:p>JOSE MACIEL DE AGUIAR CABRAL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AUDITOR FISCAL DA RECEITA ESTADUAL</text:p>
          </table:table-cell>
          <table:table-cell table:style-name="ce4" office:value-type="string" calcext:value-type="string">
            <text:p>NAO</text:p>
          </table:table-cell>
          <table:table-cell table:style-name="ce4"/>
          <table:table-cell table:style-name="ce4" office:value-type="string" calcext:value-type="string">
            <text:p>SECRETARIA DA FAZENDA</text:p>
          </table:table-cell>
          <table:table-cell table:style-name="ce4" office:value-type="string" calcext:value-type="string">
            <text:p>SUPERINTENDENCIA DE ARRECADACAO E INFORMACOES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546.99" calcext:value-type="float">
            <text:p>18546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O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54.96" calcext:value-type="float">
            <text:p>2154,96</text:p>
          </table:table-cell>
          <table:table-cell table:style-name="ce11" office:value-type="currency" office:currency="BRL" office:value="3924.31" calcext:value-type="currency">
            <text:p>R$ 3.924,31</text:p>
          </table:table-cell>
          <table:table-cell table:style-name="ce4" office:value-type="float" office:value="1981.39" calcext:value-type="float">
            <text:p>1981,39</text:p>
          </table:table-cell>
          <table:table-cell table:style-name="ce4" office:value-type="float" office:value="14796.25" calcext:value-type="float">
            <text:p>14796,25</text:p>
          </table:table-cell>
          <table:table-cell table:style-name="ce15" table:formula="of:=([.J6]-[.T6])*0.275-896" office:value-type="currency" office:currency="BRL" office:value="3659.54" calcext:value-type="currency">
            <text:p>R$ 3.659,54</text:p>
          </table:table-cell>
          <table:table-cell table:style-name="ce16" table:formula="of:=[.V6]-[.S6]" office:value-type="currency" office:currency="BRL" office:value="-264.769999999999" calcext:value-type="currency">
            <text:p>-R$ 264,77</text:p>
          </table:table-cell>
          <table:table-cell table:style-name="ce14" table:number-columns-repeated="16361"/>
        </table:table-row>
        <table:table-row table:style-name="ro1">
          <table:table-cell table:style-name="ce4" office:value-type="float" office:value="7557358" calcext:value-type="float">
            <text:p>7557358</text:p>
          </table:table-cell>
          <table:table-cell table:style-name="ce4" office:value-type="string" calcext:value-type="string">
            <text:p>LUCAS DIOGO BERNARDI SANTANA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AUDITOR FISCAL DA RECEITA ESTADUAL</text:p>
          </table:table-cell>
          <table:table-cell table:style-name="ce4" office:value-type="string" calcext:value-type="string">
            <text:p>NAO</text:p>
          </table:table-cell>
          <table:table-cell table:style-name="ce4"/>
          <table:table-cell table:style-name="ce4" office:value-type="string" calcext:value-type="string">
            <text:p>SECRETARIA DA FAZENDA</text:p>
          </table:table-cell>
          <table:table-cell table:style-name="ce4" office:value-type="string" calcext:value-type="string">
            <text:p>SUPERINTENDENCIA DE FISCALIZACA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546.99" calcext:value-type="float">
            <text:p>18546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O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54.96" calcext:value-type="float">
            <text:p>2154,96</text:p>
          </table:table-cell>
          <table:table-cell table:style-name="ce11" office:value-type="currency" office:currency="BRL" office:value="3924.31" calcext:value-type="currency">
            <text:p>R$ 3.924,31</text:p>
          </table:table-cell>
          <table:table-cell table:style-name="ce4" office:value-type="float" office:value="1981.39" calcext:value-type="float">
            <text:p>1981,39</text:p>
          </table:table-cell>
          <table:table-cell table:style-name="ce4" office:value-type="float" office:value="14796.25" calcext:value-type="float">
            <text:p>14796,25</text:p>
          </table:table-cell>
          <table:table-cell table:style-name="ce15" table:formula="of:=([.J7]-[.T7])*0.275-896" office:value-type="currency" office:currency="BRL" office:value="3659.54" calcext:value-type="currency">
            <text:p>R$ 3.659,54</text:p>
          </table:table-cell>
          <table:table-cell table:style-name="ce16" table:formula="of:=[.V7]-[.S7]" office:value-type="currency" office:currency="BRL" office:value="-264.769999999999" calcext:value-type="currency">
            <text:p>-R$ 264,77</text:p>
          </table:table-cell>
          <table:table-cell table:style-name="ce14" table:number-columns-repeated="16361"/>
        </table:table-row>
        <table:table-row table:style-name="ro1">
          <table:table-cell table:style-name="ce4" office:value-type="float" office:value="7557382" calcext:value-type="float">
            <text:p>7557382</text:p>
          </table:table-cell>
          <table:table-cell table:style-name="ce4" office:value-type="string" calcext:value-type="string">
            <text:p>MATHEUS HENRIQUE PARRA RIBEIRO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AUDITOR FISCAL DA RECEITA ESTADUAL</text:p>
          </table:table-cell>
          <table:table-cell table:style-name="ce4" office:value-type="string" calcext:value-type="string">
            <text:p>NAO</text:p>
          </table:table-cell>
          <table:table-cell table:style-name="ce4"/>
          <table:table-cell table:style-name="ce4" office:value-type="string" calcext:value-type="string">
            <text:p>SECRETARIA DA FAZENDA</text:p>
          </table:table-cell>
          <table:table-cell table:style-name="ce4" office:value-type="string" calcext:value-type="string">
            <text:p>SUPERINTENDENCIA DE CREDITO E COBRANC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546.99" calcext:value-type="float">
            <text:p>18546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O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54.96" calcext:value-type="float">
            <text:p>2154,96</text:p>
          </table:table-cell>
          <table:table-cell table:style-name="ce11" office:value-type="currency" office:currency="BRL" office:value="3872.17" calcext:value-type="currency">
            <text:p>R$ 3.872,17</text:p>
          </table:table-cell>
          <table:table-cell table:style-name="ce4" office:value-type="float" office:value="1981.39" calcext:value-type="float">
            <text:p>1981,39</text:p>
          </table:table-cell>
          <table:table-cell table:style-name="ce4" office:value-type="float" office:value="14848.39" calcext:value-type="float">
            <text:p>14848,39</text:p>
          </table:table-cell>
          <table:table-cell table:style-name="ce15" table:formula="of:=([.J8]-[.T8])*0.275-896" office:value-type="currency" office:currency="BRL" office:value="3659.54" calcext:value-type="currency">
            <text:p>R$ 3.659,54</text:p>
          </table:table-cell>
          <table:table-cell table:style-name="ce16" table:formula="of:=[.V8]-[.S8]" office:value-type="currency" office:currency="BRL" office:value="-212.629999999999" calcext:value-type="currency">
            <text:p>-R$ 212,63</text:p>
          </table:table-cell>
          <table:table-cell table:style-name="ce14" table:number-columns-repeated="16361"/>
        </table:table-row>
        <table:table-row table:style-name="ro1">
          <table:table-cell table:style-name="ce4" office:value-type="float" office:value="7557309" calcext:value-type="float">
            <text:p>7557309</text:p>
          </table:table-cell>
          <table:table-cell table:style-name="ce4" office:value-type="string" calcext:value-type="string">
            <text:p>MAURO MIKIO MIYAGAWA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AUDITOR FISCAL DA RECEITA ESTADUAL</text:p>
          </table:table-cell>
          <table:table-cell table:style-name="ce4" office:value-type="string" calcext:value-type="string">
            <text:p>NAO</text:p>
          </table:table-cell>
          <table:table-cell table:style-name="ce4"/>
          <table:table-cell table:style-name="ce4" office:value-type="string" calcext:value-type="string">
            <text:p>SECRETARIA DA FAZENDA</text:p>
          </table:table-cell>
          <table:table-cell table:style-name="ce4" office:value-type="string" calcext:value-type="string">
            <text:p>SUPERINTENDENCIA DE ARRECADACAO E INFORMACOES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546.99" calcext:value-type="float">
            <text:p>18546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O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54.96" calcext:value-type="float">
            <text:p>2154,96</text:p>
          </table:table-cell>
          <table:table-cell table:style-name="ce11" office:value-type="currency" office:currency="BRL" office:value="3924.31" calcext:value-type="currency">
            <text:p>R$ 3.924,31</text:p>
          </table:table-cell>
          <table:table-cell table:style-name="ce4" office:value-type="float" office:value="1981.39" calcext:value-type="float">
            <text:p>1981,39</text:p>
          </table:table-cell>
          <table:table-cell table:style-name="ce4" office:value-type="float" office:value="14796.25" calcext:value-type="float">
            <text:p>14796,25</text:p>
          </table:table-cell>
          <table:table-cell table:style-name="ce15" table:formula="of:=([.J9]-[.T9])*0.275-896" office:value-type="currency" office:currency="BRL" office:value="3659.54" calcext:value-type="currency">
            <text:p>R$ 3.659,54</text:p>
          </table:table-cell>
          <table:table-cell table:style-name="ce16" table:formula="of:=[.V9]-[.S9]" office:value-type="currency" office:currency="BRL" office:value="-264.769999999999" calcext:value-type="currency">
            <text:p>-R$ 264,77</text:p>
          </table:table-cell>
          <table:table-cell table:style-name="ce14" table:number-columns-repeated="16361"/>
        </table:table-row>
        <table:table-row table:style-name="ro1">
          <table:table-cell table:style-name="ce4" office:value-type="float" office:value="7557317" calcext:value-type="float">
            <text:p>7557317</text:p>
          </table:table-cell>
          <table:table-cell table:style-name="ce4" office:value-type="string" calcext:value-type="string">
            <text:p>WILLY GARABINI CORNELISSEN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AUDITOR FISCAL DA RECEITA ESTADUAL</text:p>
          </table:table-cell>
          <table:table-cell table:style-name="ce4" office:value-type="string" calcext:value-type="string">
            <text:p>NAO</text:p>
          </table:table-cell>
          <table:table-cell table:style-name="ce4"/>
          <table:table-cell table:style-name="ce4" office:value-type="string" calcext:value-type="string">
            <text:p>SECRETARIA DA FAZENDA</text:p>
          </table:table-cell>
          <table:table-cell table:style-name="ce4" office:value-type="string" calcext:value-type="string">
            <text:p>SUPERINTENDENCIA DE TECNOLOGIA DA INFORMACA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546.99" calcext:value-type="float">
            <text:p>18546,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AO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154.96" calcext:value-type="float">
            <text:p>2154,96</text:p>
          </table:table-cell>
          <table:table-cell table:style-name="ce11" office:value-type="currency" office:currency="BRL" office:value="3924.31" calcext:value-type="currency">
            <text:p>R$ 3.924,31</text:p>
          </table:table-cell>
          <table:table-cell table:style-name="ce4" office:value-type="float" office:value="1981.39" calcext:value-type="float">
            <text:p>1981,39</text:p>
          </table:table-cell>
          <table:table-cell table:style-name="ce4" office:value-type="float" office:value="14796.25" calcext:value-type="float">
            <text:p>14796,25</text:p>
          </table:table-cell>
          <table:table-cell table:style-name="ce15" table:formula="of:=([.J10]-[.T10])*0.275-896" office:value-type="currency" office:currency="BRL" office:value="3659.54" calcext:value-type="currency">
            <text:p>R$ 3.659,54</text:p>
          </table:table-cell>
          <table:table-cell table:style-name="ce16" table:formula="of:=[.V10]-[.S10]" office:value-type="currency" office:currency="BRL" office:value="-264.769999999999" calcext:value-type="currency">
            <text:p>-R$ 264,77</text:p>
          </table:table-cell>
          <table:table-cell table:style-name="ce17" table:number-columns-repeated="16361"/>
        </table:table-row>
        <table:table-row table:style-name="ro1">
          <table:table-cell office:value-type="float" office:value="7557259" calcext:value-type="float">
            <text:p>7557259</text:p>
          </table:table-cell>
          <table:table-cell office:value-type="string" calcext:value-type="string">
            <text:p>ANTONIO JARDIM DE OLIVEIRA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RF II BELO HORIZONTE</text:p>
          </table:table-cell>
          <table:table-cell office:value-type="float" office:value="40" calcext:value-type="float">
            <text:p>40</text:p>
          </table:table-cell>
          <table:table-cell office:value-type="float" office:value="19390.03" calcext:value-type="float">
            <text:p>1939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4.54" calcext:value-type="float">
            <text:p>2334,54</text:p>
          </table:table-cell>
          <table:table-cell office:value-type="currency" office:currency="BRL" office:value="4156.14" calcext:value-type="currency">
            <text:p>R$ 4.156,14</text:p>
          </table:table-cell>
          <table:table-cell office:value-type="float" office:value="2025.16" calcext:value-type="float">
            <text:p>2025,16</text:p>
          </table:table-cell>
          <table:table-cell office:value-type="float" office:value="15543.27" calcext:value-type="float">
            <text:p>15543,27</text:p>
          </table:table-cell>
          <table:table-cell table:style-name="ce15" table:formula="of:=([.J11]-[.T11])*0.275-896" office:value-type="currency" office:currency="BRL" office:value="3879.33925" calcext:value-type="currency">
            <text:p>R$ 3.879,34</text:p>
          </table:table-cell>
          <table:table-cell table:style-name="ce16" table:formula="of:=[.V11]-[.S11]" office:value-type="currency" office:currency="BRL" office:value="-276.80075" calcext:value-type="currency">
            <text:p>-R$ 276,80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424" calcext:value-type="float">
            <text:p>7557424</text:p>
          </table:table-cell>
          <table:table-cell office:value-type="string" calcext:value-type="string">
            <text:p>DANIEL SILVA NERI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RF II BELO HORIZONTE</text:p>
          </table:table-cell>
          <table:table-cell office:value-type="float" office:value="40" calcext:value-type="float">
            <text:p>40</text:p>
          </table:table-cell>
          <table:table-cell office:value-type="float" office:value="19390.03" calcext:value-type="float">
            <text:p>1939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currency" office:currency="BRL" office:value="4230.72" calcext:value-type="currency">
            <text:p>R$ 4.230,72</text:p>
          </table:table-cell>
          <table:table-cell office:value-type="float" office:value="2025.16" calcext:value-type="float">
            <text:p>2025,16</text:p>
          </table:table-cell>
          <table:table-cell office:value-type="float" office:value="13134.15" calcext:value-type="float">
            <text:p>13134,15</text:p>
          </table:table-cell>
          <table:table-cell table:style-name="ce15" table:formula="of:=([.J12]-[.T12])*0.275-896" office:value-type="currency" office:currency="BRL" office:value="3879.33925" calcext:value-type="currency">
            <text:p>R$ 3.879,34</text:p>
          </table:table-cell>
          <table:table-cell table:style-name="ce16" table:formula="of:=[.V12]-[.S12]" office:value-type="currency" office:currency="BRL" office:value="-351.38075" calcext:value-type="currency">
            <text:p>-R$ 351,38</text:p>
          </table:table-cell>
          <table:table-cell table:style-name="ce17" table:number-columns-repeated="16361"/>
        </table:table-row>
        <table:table-row table:style-name="ro1">
          <table:table-cell office:value-type="float" office:value="7557234" calcext:value-type="float">
            <text:p>7557234</text:p>
          </table:table-cell>
          <table:table-cell office:value-type="string" calcext:value-type="string">
            <text:p>PAOLA MIRES OLIVEIRA TUPA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RF II BELO HORIZONTE</text:p>
          </table:table-cell>
          <table:table-cell office:value-type="float" office:value="40" calcext:value-type="float">
            <text:p>40</text:p>
          </table:table-cell>
          <table:table-cell office:value-type="float" office:value="19390.03" calcext:value-type="float">
            <text:p>19390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4.54" calcext:value-type="float">
            <text:p>2334,54</text:p>
          </table:table-cell>
          <table:table-cell office:value-type="currency" office:currency="BRL" office:value="4156.14" calcext:value-type="currency">
            <text:p>R$ 4.156,14</text:p>
          </table:table-cell>
          <table:table-cell office:value-type="float" office:value="2025.16" calcext:value-type="float">
            <text:p>2025,16</text:p>
          </table:table-cell>
          <table:table-cell office:value-type="float" office:value="15543.27" calcext:value-type="float">
            <text:p>15543,27</text:p>
          </table:table-cell>
          <table:table-cell table:style-name="ce15" table:formula="of:=([.J13]-[.T13])*0.275-896" office:value-type="currency" office:currency="BRL" office:value="3879.33925" calcext:value-type="currency">
            <text:p>R$ 3.879,34</text:p>
          </table:table-cell>
          <table:table-cell table:style-name="ce16" table:formula="of:=[.V13]-[.S13]" office:value-type="currency" office:currency="BRL" office:value="-276.80075" calcext:value-type="currency">
            <text:p>-R$ 276,80</text:p>
          </table:table-cell>
          <table:table-cell table:style-name="ce17" table:number-columns-repeated="16361"/>
        </table:table-row>
        <table:table-row table:style-name="ro1">
          <table:table-cell office:value-type="float" office:value="7557325" calcext:value-type="float">
            <text:p>7557325</text:p>
          </table:table-cell>
          <table:table-cell office:value-type="string" calcext:value-type="string">
            <text:p>RAQUEL DO ROSARIO NICOLAU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UPERINTENDENCIA DE FISCALIZACAO</text:p>
          </table:table-cell>
          <table:table-cell office:value-type="float" office:value="40" calcext:value-type="float">
            <text:p>40</text:p>
          </table:table-cell>
          <table:table-cell office:value-type="float" office:value="19390.04" calcext:value-type="float">
            <text:p>19390,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4.54" calcext:value-type="float">
            <text:p>2334,54</text:p>
          </table:table-cell>
          <table:table-cell office:value-type="currency" office:currency="BRL" office:value="4188.25" calcext:value-type="currency">
            <text:p>R$ 4.188,25</text:p>
          </table:table-cell>
          <table:table-cell office:value-type="float" office:value="2025.17" calcext:value-type="float">
            <text:p>2025,17</text:p>
          </table:table-cell>
          <table:table-cell office:value-type="float" office:value="15511.16" calcext:value-type="float">
            <text:p>15511,16</text:p>
          </table:table-cell>
          <table:table-cell table:style-name="ce15" table:formula="of:=([.J14]-[.T14])*0.275-896" office:value-type="currency" office:currency="BRL" office:value="3879.33925" calcext:value-type="currency">
            <text:p>R$ 3.879,34</text:p>
          </table:table-cell>
          <table:table-cell table:style-name="ce16" table:formula="of:=[.V14]-[.S14]" office:value-type="currency" office:currency="BRL" office:value="-308.910749999999" calcext:value-type="currency">
            <text:p>-R$ 308,91</text:p>
          </table:table-cell>
          <table:table-cell table:style-name="ce14" table:number-columns-repeated="16361"/>
        </table:table-row>
        <table:table-row table:style-name="ro1">
          <table:table-cell table:style-name="ce5" office:value-type="float" office:value="7557226" calcext:value-type="float">
            <text:p>7557226</text:p>
          </table:table-cell>
          <table:table-cell table:style-name="ce5" office:value-type="string" calcext:value-type="string">
            <text:p>EVERSON GASS</text:p>
          </table:table-cell>
          <table:table-cell table:style-name="ce5" office:value-type="string" calcext:value-type="string">
            <text:p>ATIVO</text:p>
          </table:table-cell>
          <table:table-cell table:style-name="ce5" office:value-type="string" calcext:value-type="string">
            <text:p>AUDITOR FISCAL DA RECEITA ESTADUAL</text:p>
          </table:table-cell>
          <table:table-cell table:style-name="ce5" office:value-type="string" calcext:value-type="string">
            <text:p>NAO</text:p>
          </table:table-cell>
          <table:table-cell table:style-name="ce5"/>
          <table:table-cell table:style-name="ce5" office:value-type="string" calcext:value-type="string">
            <text:p>SECRETARIA DA FAZENDA</text:p>
          </table:table-cell>
          <table:table-cell table:style-name="ce5" office:value-type="string" calcext:value-type="string">
            <text:p>SUPERINTENDENCIA DE FISCALIZACAO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33.08" calcext:value-type="float">
            <text:p>20233,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A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514.12" calcext:value-type="float">
            <text:p>2514,12</text:p>
          </table:table-cell>
          <table:table-cell table:style-name="ce12" office:value-type="currency" office:currency="BRL" office:value="4387.98" calcext:value-type="currency">
            <text:p>R$ 4.387,98</text:p>
          </table:table-cell>
          <table:table-cell table:style-name="ce5" office:value-type="float" office:value="2068.92" calcext:value-type="float">
            <text:p>2068,92</text:p>
          </table:table-cell>
          <table:table-cell table:style-name="ce5" office:value-type="float" office:value="16290.3" calcext:value-type="float">
            <text:p>16290,3</text:p>
          </table:table-cell>
          <table:table-cell table:style-name="ce15" table:formula="of:=([.J15]-[.T15])*0.275-896" office:value-type="currency" office:currency="BRL" office:value="4099.144" calcext:value-type="currency">
            <text:p>R$ 4.099,14</text:p>
          </table:table-cell>
          <table:table-cell table:style-name="ce16" table:formula="of:=[.V15]-[.S15]" office:value-type="currency" office:currency="BRL" office:value="-288.835999999998" calcext:value-type="currency">
            <text:p>-R$ 288,84</text:p>
          </table:table-cell>
          <table:table-cell table:style-name="ce14" table:number-columns-repeated="16361"/>
        </table:table-row>
        <table:table-row table:style-name="ro1">
          <table:table-cell table:style-name="ce5" office:value-type="float" office:value="7557143" calcext:value-type="float">
            <text:p>7557143</text:p>
          </table:table-cell>
          <table:table-cell table:style-name="ce5" office:value-type="string" calcext:value-type="string">
            <text:p>FRANCISCO JARDEL DE SOUSA SANTOS</text:p>
          </table:table-cell>
          <table:table-cell table:style-name="ce5" office:value-type="string" calcext:value-type="string">
            <text:p>ATIVO</text:p>
          </table:table-cell>
          <table:table-cell table:style-name="ce5" office:value-type="string" calcext:value-type="string">
            <text:p>AUDITOR FISCAL DA RECEITA ESTADUAL</text:p>
          </table:table-cell>
          <table:table-cell table:style-name="ce5" office:value-type="string" calcext:value-type="string">
            <text:p>NAO</text:p>
          </table:table-cell>
          <table:table-cell table:style-name="ce5"/>
          <table:table-cell table:style-name="ce5" office:value-type="string" calcext:value-type="string">
            <text:p>SECRETARIA DA FAZENDA</text:p>
          </table:table-cell>
          <table:table-cell table:style-name="ce5" office:value-type="string" calcext:value-type="string">
            <text:p>SRF II BELO HORIZONT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33.08" calcext:value-type="float">
            <text:p>20233,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A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514.12" calcext:value-type="float">
            <text:p>2514,12</text:p>
          </table:table-cell>
          <table:table-cell table:style-name="ce12" office:value-type="currency" office:currency="BRL" office:value="4387.98" calcext:value-type="currency">
            <text:p>R$ 4.387,98</text:p>
          </table:table-cell>
          <table:table-cell table:style-name="ce5" office:value-type="float" office:value="2068.92" calcext:value-type="float">
            <text:p>2068,92</text:p>
          </table:table-cell>
          <table:table-cell table:style-name="ce5" office:value-type="float" office:value="16290.3" calcext:value-type="float">
            <text:p>16290,3</text:p>
          </table:table-cell>
          <table:table-cell table:style-name="ce15" table:formula="of:=([.J16]-[.T16])*0.275-896" office:value-type="currency" office:currency="BRL" office:value="4099.144" calcext:value-type="currency">
            <text:p>R$ 4.099,14</text:p>
          </table:table-cell>
          <table:table-cell table:style-name="ce16" table:formula="of:=[.V16]-[.S16]" office:value-type="currency" office:currency="BRL" office:value="-288.835999999998" calcext:value-type="currency">
            <text:p>-R$ 288,84</text:p>
          </table:table-cell>
          <table:table-cell table:style-name="ce14" table:number-columns-repeated="16361"/>
        </table:table-row>
        <table:table-row table:style-name="ro1">
          <table:table-cell table:style-name="ce5" office:value-type="float" office:value="7557184" calcext:value-type="float">
            <text:p>7557184</text:p>
          </table:table-cell>
          <table:table-cell table:style-name="ce5" office:value-type="string" calcext:value-type="string">
            <text:p>KEZIA REGINA SOUZA ARAUJO</text:p>
          </table:table-cell>
          <table:table-cell table:style-name="ce5" office:value-type="string" calcext:value-type="string">
            <text:p>ATIVO</text:p>
          </table:table-cell>
          <table:table-cell table:style-name="ce5" office:value-type="string" calcext:value-type="string">
            <text:p>AUDITOR FISCAL DA RECEITA ESTADUAL</text:p>
          </table:table-cell>
          <table:table-cell table:style-name="ce5" office:value-type="string" calcext:value-type="string">
            <text:p>NAO</text:p>
          </table:table-cell>
          <table:table-cell table:style-name="ce5"/>
          <table:table-cell table:style-name="ce5" office:value-type="string" calcext:value-type="string">
            <text:p>SECRETARIA DA FAZENDA</text:p>
          </table:table-cell>
          <table:table-cell table:style-name="ce5" office:value-type="string" calcext:value-type="string">
            <text:p>SUPERINTENDENCIA DE CREDITO E COBRANCA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33.08" calcext:value-type="float">
            <text:p>20233,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A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514.12" calcext:value-type="float">
            <text:p>2514,12</text:p>
          </table:table-cell>
          <table:table-cell table:style-name="ce12" office:value-type="currency" office:currency="BRL" office:value="4387.98" calcext:value-type="currency">
            <text:p>R$ 4.387,98</text:p>
          </table:table-cell>
          <table:table-cell table:style-name="ce5" office:value-type="float" office:value="2068.92" calcext:value-type="float">
            <text:p>2068,92</text:p>
          </table:table-cell>
          <table:table-cell table:style-name="ce5" office:value-type="float" office:value="16290.3" calcext:value-type="float">
            <text:p>16290,3</text:p>
          </table:table-cell>
          <table:table-cell table:style-name="ce15" table:formula="of:=([.J17]-[.T17])*0.275-896" office:value-type="currency" office:currency="BRL" office:value="4099.144" calcext:value-type="currency">
            <text:p>R$ 4.099,14</text:p>
          </table:table-cell>
          <table:table-cell table:style-name="ce16" table:formula="of:=[.V17]-[.S17]" office:value-type="currency" office:currency="BRL" office:value="-288.835999999998" calcext:value-type="currency">
            <text:p>-R$ 288,84</text:p>
          </table:table-cell>
          <table:table-cell table:style-name="ce14" table:number-columns-repeated="16361"/>
        </table:table-row>
        <table:table-row table:style-name="ro1">
          <table:table-cell table:style-name="ce5" office:value-type="float" office:value="7557218" calcext:value-type="float">
            <text:p>7557218</text:p>
          </table:table-cell>
          <table:table-cell table:style-name="ce5" office:value-type="string" calcext:value-type="string">
            <text:p>LUCIO DE SA BARBOSA FILHO</text:p>
          </table:table-cell>
          <table:table-cell table:style-name="ce5" office:value-type="string" calcext:value-type="string">
            <text:p>ATIVO</text:p>
          </table:table-cell>
          <table:table-cell table:style-name="ce5" office:value-type="string" calcext:value-type="string">
            <text:p>AUDITOR FISCAL DA RECEITA ESTADUAL</text:p>
          </table:table-cell>
          <table:table-cell table:style-name="ce5" office:value-type="string" calcext:value-type="string">
            <text:p>NAO</text:p>
          </table:table-cell>
          <table:table-cell table:style-name="ce5"/>
          <table:table-cell table:style-name="ce5" office:value-type="string" calcext:value-type="string">
            <text:p>SECRETARIA DA FAZENDA</text:p>
          </table:table-cell>
          <table:table-cell table:style-name="ce5" office:value-type="string" calcext:value-type="string">
            <text:p>SUPERINTENDENCIA DE TRIBUTACAO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33.08" calcext:value-type="float">
            <text:p>20233,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A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514.12" calcext:value-type="float">
            <text:p>2514,12</text:p>
          </table:table-cell>
          <table:table-cell table:style-name="ce12" office:value-type="currency" office:currency="BRL" office:value="4387.98" calcext:value-type="currency">
            <text:p>R$ 4.387,98</text:p>
          </table:table-cell>
          <table:table-cell table:style-name="ce5" office:value-type="float" office:value="2068.92" calcext:value-type="float">
            <text:p>2068,92</text:p>
          </table:table-cell>
          <table:table-cell table:style-name="ce5" office:value-type="float" office:value="16290.3" calcext:value-type="float">
            <text:p>16290,3</text:p>
          </table:table-cell>
          <table:table-cell table:style-name="ce15" table:formula="of:=([.J18]-[.T18])*0.275-896" office:value-type="currency" office:currency="BRL" office:value="4099.144" calcext:value-type="currency">
            <text:p>R$ 4.099,14</text:p>
          </table:table-cell>
          <table:table-cell table:style-name="ce16" table:formula="of:=[.V18]-[.S18]" office:value-type="currency" office:currency="BRL" office:value="-288.835999999998" calcext:value-type="currency">
            <text:p>-R$ 288,84</text:p>
          </table:table-cell>
          <table:table-cell table:style-name="ce14" table:number-columns-repeated="16361"/>
        </table:table-row>
        <table:table-row table:style-name="ro1">
          <table:table-cell table:style-name="ce5" office:value-type="float" office:value="7557168" calcext:value-type="float">
            <text:p>7557168</text:p>
          </table:table-cell>
          <table:table-cell table:style-name="ce5" office:value-type="string" calcext:value-type="string">
            <text:p>MARCOS PAULO ROCHA MORAIS</text:p>
          </table:table-cell>
          <table:table-cell table:style-name="ce5" office:value-type="string" calcext:value-type="string">
            <text:p>ATIVO</text:p>
          </table:table-cell>
          <table:table-cell table:style-name="ce5" office:value-type="string" calcext:value-type="string">
            <text:p>AUDITOR FISCAL DA RECEITA ESTADUAL</text:p>
          </table:table-cell>
          <table:table-cell table:style-name="ce5" office:value-type="string" calcext:value-type="string">
            <text:p>NAO</text:p>
          </table:table-cell>
          <table:table-cell table:style-name="ce5"/>
          <table:table-cell table:style-name="ce5" office:value-type="string" calcext:value-type="string">
            <text:p>SECRETARIA DA FAZENDA</text:p>
          </table:table-cell>
          <table:table-cell table:style-name="ce5" office:value-type="string" calcext:value-type="string">
            <text:p>SRF II BELO HORIZONT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33.08" calcext:value-type="float">
            <text:p>20233,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A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514.12" calcext:value-type="float">
            <text:p>2514,12</text:p>
          </table:table-cell>
          <table:table-cell table:style-name="ce12" office:value-type="currency" office:currency="BRL" office:value="4387.98" calcext:value-type="currency">
            <text:p>R$ 4.387,98</text:p>
          </table:table-cell>
          <table:table-cell table:style-name="ce5" office:value-type="float" office:value="2068.92" calcext:value-type="float">
            <text:p>2068,92</text:p>
          </table:table-cell>
          <table:table-cell table:style-name="ce5" office:value-type="float" office:value="16290.3" calcext:value-type="float">
            <text:p>16290,3</text:p>
          </table:table-cell>
          <table:table-cell table:style-name="ce15" table:formula="of:=([.J19]-[.T19])*0.275-896" office:value-type="currency" office:currency="BRL" office:value="4099.144" calcext:value-type="currency">
            <text:p>R$ 4.099,14</text:p>
          </table:table-cell>
          <table:table-cell table:style-name="ce16" table:formula="of:=[.V19]-[.S19]" office:value-type="currency" office:currency="BRL" office:value="-288.835999999998" calcext:value-type="currency">
            <text:p>-R$ 288,84</text:p>
          </table:table-cell>
          <table:table-cell table:style-name="ce14" table:number-columns-repeated="16361"/>
        </table:table-row>
        <table:table-row table:style-name="ro1">
          <table:table-cell table:style-name="ce5" office:value-type="float" office:value="7557176" calcext:value-type="float">
            <text:p>7557176</text:p>
          </table:table-cell>
          <table:table-cell table:style-name="ce5" office:value-type="string" calcext:value-type="string">
            <text:p>MARIANA SAYURI ISHIKAWA</text:p>
          </table:table-cell>
          <table:table-cell table:style-name="ce5" office:value-type="string" calcext:value-type="string">
            <text:p>ATIVO</text:p>
          </table:table-cell>
          <table:table-cell table:style-name="ce5" office:value-type="string" calcext:value-type="string">
            <text:p>AUDITOR FISCAL DA RECEITA ESTADUAL</text:p>
          </table:table-cell>
          <table:table-cell table:style-name="ce5" office:value-type="string" calcext:value-type="string">
            <text:p>NAO</text:p>
          </table:table-cell>
          <table:table-cell table:style-name="ce5"/>
          <table:table-cell table:style-name="ce5" office:value-type="string" calcext:value-type="string">
            <text:p>SECRETARIA DA FAZENDA</text:p>
          </table:table-cell>
          <table:table-cell table:style-name="ce5" office:value-type="string" calcext:value-type="string">
            <text:p>SUPERINTENDENCIA DE TRIBUTACAO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233.08" calcext:value-type="float">
            <text:p>20233,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AO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514.12" calcext:value-type="float">
            <text:p>2514,12</text:p>
          </table:table-cell>
          <table:table-cell table:style-name="ce12" office:value-type="currency" office:currency="BRL" office:value="4387.98" calcext:value-type="currency">
            <text:p>R$ 4.387,98</text:p>
          </table:table-cell>
          <table:table-cell table:style-name="ce5" office:value-type="float" office:value="2068.92" calcext:value-type="float">
            <text:p>2068,92</text:p>
          </table:table-cell>
          <table:table-cell table:style-name="ce5" office:value-type="float" office:value="16290.3" calcext:value-type="float">
            <text:p>16290,3</text:p>
          </table:table-cell>
          <table:table-cell table:style-name="ce15" table:formula="of:=([.J20]-[.T20])*0.275-896" office:value-type="currency" office:currency="BRL" office:value="4099.144" calcext:value-type="currency">
            <text:p>R$ 4.099,14</text:p>
          </table:table-cell>
          <table:table-cell table:style-name="ce16" table:formula="of:=[.V20]-[.S20]" office:value-type="currency" office:currency="BRL" office:value="-288.835999999998" calcext:value-type="currency">
            <text:p>-R$ 288,84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036" calcext:value-type="float">
            <text:p>7557036</text:p>
          </table:table-cell>
          <table:table-cell office:value-type="string" calcext:value-type="string">
            <text:p>DERIVALDO PEREIRA SOBR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UPERINTENDENCIA DE FISCALIZACAO</text:p>
          </table:table-cell>
          <table:table-cell office:value-type="float" office:value="40" calcext:value-type="float">
            <text:p>40</text:p>
          </table:table-cell>
          <table:table-cell office:value-type="float" office:value="21076.13" calcext:value-type="float">
            <text:p>21076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3.7" calcext:value-type="float">
            <text:p>2693,7</text:p>
          </table:table-cell>
          <table:table-cell office:value-type="currency" office:currency="BRL" office:value="4619.82" calcext:value-type="currency">
            <text:p>R$ 4.619,82</text:p>
          </table:table-cell>
          <table:table-cell office:value-type="float" office:value="2112.68" calcext:value-type="float">
            <text:p>2112,68</text:p>
          </table:table-cell>
          <table:table-cell office:value-type="float" office:value="17037.33" calcext:value-type="float">
            <text:p>17037,33</text:p>
          </table:table-cell>
          <table:table-cell table:style-name="ce15" table:formula="of:=([.J21]-[.T21])*0.275-896" office:value-type="currency" office:currency="BRL" office:value="4318.94875" calcext:value-type="currency">
            <text:p>R$ 4.318,95</text:p>
          </table:table-cell>
          <table:table-cell table:style-name="ce16" table:formula="of:=[.V21]-[.S21]" office:value-type="currency" office:currency="BRL" office:value="-300.871249999999" calcext:value-type="currency">
            <text:p>-R$ 300,87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119" calcext:value-type="float">
            <text:p>7557119</text:p>
          </table:table-cell>
          <table:table-cell office:value-type="string" calcext:value-type="string">
            <text:p>IGOR LAGUNA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RF II CONTAGEM</text:p>
          </table:table-cell>
          <table:table-cell office:value-type="float" office:value="40" calcext:value-type="float">
            <text:p>40</text:p>
          </table:table-cell>
          <table:table-cell office:value-type="float" office:value="21076.13" calcext:value-type="float">
            <text:p>21076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3.7" calcext:value-type="float">
            <text:p>2693,7</text:p>
          </table:table-cell>
          <table:table-cell office:value-type="currency" office:currency="BRL" office:value="4619.82" calcext:value-type="currency">
            <text:p>R$ 4.619,82</text:p>
          </table:table-cell>
          <table:table-cell office:value-type="float" office:value="2112.68" calcext:value-type="float">
            <text:p>2112,68</text:p>
          </table:table-cell>
          <table:table-cell office:value-type="float" office:value="17037.33" calcext:value-type="float">
            <text:p>17037,33</text:p>
          </table:table-cell>
          <table:table-cell table:style-name="ce15" table:formula="of:=([.J22]-[.T22])*0.275-896" office:value-type="currency" office:currency="BRL" office:value="4318.94875" calcext:value-type="currency">
            <text:p>R$ 4.318,95</text:p>
          </table:table-cell>
          <table:table-cell table:style-name="ce16" table:formula="of:=[.V22]-[.S22]" office:value-type="currency" office:currency="BRL" office:value="-300.871249999999" calcext:value-type="currency">
            <text:p>-R$ 300,87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374" calcext:value-type="float">
            <text:p>7557374</text:p>
          </table:table-cell>
          <table:table-cell office:value-type="string" calcext:value-type="string">
            <text:p>KIM TIAGO DOS SANTOS OLIVEIRA BAP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UPERINTENDENCIA DE TECNOLOGIA DA INFORMACAO</text:p>
          </table:table-cell>
          <table:table-cell office:value-type="float" office:value="40" calcext:value-type="float">
            <text:p>40</text:p>
          </table:table-cell>
          <table:table-cell office:value-type="float" office:value="21076.13" calcext:value-type="float">
            <text:p>21076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3.7" calcext:value-type="float">
            <text:p>2693,7</text:p>
          </table:table-cell>
          <table:table-cell office:value-type="currency" office:currency="BRL" office:value="4619.82" calcext:value-type="currency">
            <text:p>R$ 4.619,82</text:p>
          </table:table-cell>
          <table:table-cell office:value-type="float" office:value="2112.68" calcext:value-type="float">
            <text:p>2112,68</text:p>
          </table:table-cell>
          <table:table-cell office:value-type="float" office:value="17037.33" calcext:value-type="float">
            <text:p>17037,33</text:p>
          </table:table-cell>
          <table:table-cell table:style-name="ce15" table:formula="of:=([.J23]-[.T23])*0.275-896" office:value-type="currency" office:currency="BRL" office:value="4318.94875" calcext:value-type="currency">
            <text:p>R$ 4.318,95</text:p>
          </table:table-cell>
          <table:table-cell table:style-name="ce16" table:formula="of:=[.V23]-[.S23]" office:value-type="currency" office:currency="BRL" office:value="-300.871249999999" calcext:value-type="currency">
            <text:p>-R$ 300,87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135" calcext:value-type="float">
            <text:p>7557135</text:p>
          </table:table-cell>
          <table:table-cell office:value-type="string" calcext:value-type="string">
            <text:p>LUIS EDUARDO CARNEIRO DE ANDRADE LEI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RF II CONTAGEM</text:p>
          </table:table-cell>
          <table:table-cell office:value-type="float" office:value="40" calcext:value-type="float">
            <text:p>40</text:p>
          </table:table-cell>
          <table:table-cell office:value-type="float" office:value="21076.13" calcext:value-type="float">
            <text:p>21076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3.7" calcext:value-type="float">
            <text:p>2693,7</text:p>
          </table:table-cell>
          <table:table-cell office:value-type="currency" office:currency="BRL" office:value="4567.68" calcext:value-type="currency">
            <text:p>R$ 4.567,68</text:p>
          </table:table-cell>
          <table:table-cell office:value-type="float" office:value="2112.68" calcext:value-type="float">
            <text:p>2112,68</text:p>
          </table:table-cell>
          <table:table-cell office:value-type="float" office:value="17089.47" calcext:value-type="float">
            <text:p>17089,47</text:p>
          </table:table-cell>
          <table:table-cell table:style-name="ce15" table:formula="of:=([.J24]-[.T24])*0.275-896" office:value-type="currency" office:currency="BRL" office:value="4318.94875" calcext:value-type="currency">
            <text:p>R$ 4.318,95</text:p>
          </table:table-cell>
          <table:table-cell table:style-name="ce16" table:formula="of:=[.V24]-[.S24]" office:value-type="currency" office:currency="BRL" office:value="-248.73125" calcext:value-type="currency">
            <text:p>-R$ 248,73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101" calcext:value-type="float">
            <text:p>7557101</text:p>
          </table:table-cell>
          <table:table-cell office:value-type="string" calcext:value-type="string">
            <text:p>PAULO HENRIQUE SILVESTRE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RF II BELO HORIZONTE</text:p>
          </table:table-cell>
          <table:table-cell office:value-type="float" office:value="40" calcext:value-type="float">
            <text:p>40</text:p>
          </table:table-cell>
          <table:table-cell office:value-type="float" office:value="21076.13" calcext:value-type="float">
            <text:p>21076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3.7" calcext:value-type="float">
            <text:p>2693,7</text:p>
          </table:table-cell>
          <table:table-cell office:value-type="currency" office:currency="BRL" office:value="4567.68" calcext:value-type="currency">
            <text:p>R$ 4.567,68</text:p>
          </table:table-cell>
          <table:table-cell office:value-type="float" office:value="2112.68" calcext:value-type="float">
            <text:p>2112,68</text:p>
          </table:table-cell>
          <table:table-cell office:value-type="float" office:value="17089.47" calcext:value-type="float">
            <text:p>17089,47</text:p>
          </table:table-cell>
          <table:table-cell table:style-name="ce15" table:formula="of:=([.J25]-[.T25])*0.275-896" office:value-type="currency" office:currency="BRL" office:value="4318.94875" calcext:value-type="currency">
            <text:p>R$ 4.318,95</text:p>
          </table:table-cell>
          <table:table-cell table:style-name="ce16" table:formula="of:=[.V25]-[.S25]" office:value-type="currency" office:currency="BRL" office:value="-248.73125" calcext:value-type="currency">
            <text:p>-R$ 248,73</text:p>
          </table:table-cell>
          <table:table-cell table:style-name="ce14" table:number-columns-repeated="16361"/>
        </table:table-row>
        <table:table-row table:style-name="ro1">
          <table:table-cell office:value-type="float" office:value="7557028" calcext:value-type="float">
            <text:p>7557028</text:p>
          </table:table-cell>
          <table:table-cell office:value-type="string" calcext:value-type="string">
            <text:p>THALES GONCALVES RANG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AUDITOR FISCAL DA RECEITA ESTADUAL</text:p>
          </table:table-cell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SECRETARIA DA FAZENDA</text:p>
          </table:table-cell>
          <table:table-cell office:value-type="string" calcext:value-type="string">
            <text:p>SUPERINTENDENCIA DE FISCALIZACAO</text:p>
          </table:table-cell>
          <table:table-cell office:value-type="float" office:value="40" calcext:value-type="float">
            <text:p>40</text:p>
          </table:table-cell>
          <table:table-cell office:value-type="float" office:value="21076.13" calcext:value-type="float">
            <text:p>21076,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3.7" calcext:value-type="float">
            <text:p>2693,7</text:p>
          </table:table-cell>
          <table:table-cell office:value-type="currency" office:currency="BRL" office:value="4567.68" calcext:value-type="currency">
            <text:p>R$ 4.567,68</text:p>
          </table:table-cell>
          <table:table-cell office:value-type="float" office:value="2112.68" calcext:value-type="float">
            <text:p>2112,68</text:p>
          </table:table-cell>
          <table:table-cell office:value-type="float" office:value="17089.47" calcext:value-type="float">
            <text:p>17089,47</text:p>
          </table:table-cell>
          <table:table-cell table:style-name="ce15" table:formula="of:=([.J26]-[.T26])*0.275-896" office:value-type="currency" office:currency="BRL" office:value="4318.94875" calcext:value-type="currency">
            <text:p>R$ 4.318,95</text:p>
          </table:table-cell>
          <table:table-cell table:style-name="ce16" table:formula="of:=[.V26]-[.S26]" office:value-type="currency" office:currency="BRL" office:value="-248.73125" calcext:value-type="currency">
            <text:p>-R$ 248,73</text:p>
          </table:table-cell>
          <table:table-cell table:style-name="ce14" table:number-columns-repeated="16361"/>
        </table:table-row>
        <table:table-row table:style-name="ro1">
          <table:table-cell table:style-name="ce6" office:value-type="float" office:value="7556806" calcext:value-type="float">
            <text:p>7556806</text:p>
          </table:table-cell>
          <table:table-cell table:style-name="ce6" office:value-type="string" calcext:value-type="string">
            <text:p>CRISTILAN ISMAEL ANDRADE SANTOS</text:p>
          </table:table-cell>
          <table:table-cell table:style-name="ce6" office:value-type="string" calcext:value-type="string">
            <text:p>ATIVO</text:p>
          </table:table-cell>
          <table:table-cell table:style-name="ce6" office:value-type="string" calcext:value-type="string">
            <text:p>AUDITOR FISCAL DA RECEITA ESTADUAL</text:p>
          </table:table-cell>
          <table:table-cell table:style-name="ce6" office:value-type="string" calcext:value-type="string">
            <text:p>NAO</text:p>
          </table:table-cell>
          <table:table-cell table:style-name="ce6"/>
          <table:table-cell table:style-name="ce6" office:value-type="string" calcext:value-type="string">
            <text:p>SECRETARIA DA FAZENDA</text:p>
          </table:table-cell>
          <table:table-cell table:style-name="ce6" office:value-type="string" calcext:value-type="string">
            <text:p>SUPERINTENDENCIA DE TRIBUTACAO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448.3" calcext:value-type="float">
            <text:p>24448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O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052.86" calcext:value-type="float">
            <text:p>3052,86</text:p>
          </table:table-cell>
          <table:table-cell table:style-name="ce13" office:value-type="currency" office:currency="BRL" office:value="5547.17" calcext:value-type="currency">
            <text:p>R$ 5.547,17</text:p>
          </table:table-cell>
          <table:table-cell table:style-name="ce6" office:value-type="float" office:value="2287.74" calcext:value-type="float">
            <text:p>2287,74</text:p>
          </table:table-cell>
          <table:table-cell table:style-name="ce6" office:value-type="float" office:value="19666.25" calcext:value-type="float">
            <text:p>19666,25</text:p>
          </table:table-cell>
          <table:table-cell table:style-name="ce15" table:formula="of:=([.J27]-[.T27])*0.275-896" office:value-type="currency" office:currency="BRL" office:value="5198.154" calcext:value-type="currency">
            <text:p>R$ 5.198,15</text:p>
          </table:table-cell>
          <table:table-cell table:style-name="ce16" table:formula="of:=[.V27]-[.S27]" office:value-type="currency" office:currency="BRL" office:value="-349.016000000001" calcext:value-type="currency">
            <text:p>-R$ 349,02</text:p>
          </table:table-cell>
          <table:table-cell table:style-name="ce14" table:number-columns-repeated="16361"/>
        </table:table-row>
        <table:table-row table:style-name="ro1">
          <table:table-cell table:style-name="ce6" office:value-type="float" office:value="7556657" calcext:value-type="float">
            <text:p>7556657</text:p>
          </table:table-cell>
          <table:table-cell table:style-name="ce6" office:value-type="string" calcext:value-type="string">
            <text:p>FABIANO SOARES RAMINHO</text:p>
          </table:table-cell>
          <table:table-cell table:style-name="ce6" office:value-type="string" calcext:value-type="string">
            <text:p>ATIVO</text:p>
          </table:table-cell>
          <table:table-cell table:style-name="ce6" office:value-type="string" calcext:value-type="string">
            <text:p>AUDITOR FISCAL DA RECEITA ESTADUAL</text:p>
          </table:table-cell>
          <table:table-cell table:style-name="ce6" office:value-type="string" calcext:value-type="string">
            <text:p>NAO</text:p>
          </table:table-cell>
          <table:table-cell table:style-name="ce6"/>
          <table:table-cell table:style-name="ce6" office:value-type="string" calcext:value-type="string">
            <text:p>SECRETARIA DA FAZENDA</text:p>
          </table:table-cell>
          <table:table-cell table:style-name="ce6" office:value-type="string" calcext:value-type="string">
            <text:p>SRF II BELO HORIZONT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448.3" calcext:value-type="float">
            <text:p>24448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O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052.86" calcext:value-type="float">
            <text:p>3052,86</text:p>
          </table:table-cell>
          <table:table-cell table:style-name="ce13" office:value-type="currency" office:currency="BRL" office:value="5547.17" calcext:value-type="currency">
            <text:p>R$ 5.547,17</text:p>
          </table:table-cell>
          <table:table-cell table:style-name="ce6" office:value-type="float" office:value="2287.74" calcext:value-type="float">
            <text:p>2287,74</text:p>
          </table:table-cell>
          <table:table-cell table:style-name="ce6" office:value-type="float" office:value="19666.25" calcext:value-type="float">
            <text:p>19666,25</text:p>
          </table:table-cell>
          <table:table-cell table:style-name="ce15" table:formula="of:=([.J28]-[.T28])*0.275-896" office:value-type="currency" office:currency="BRL" office:value="5198.154" calcext:value-type="currency">
            <text:p>R$ 5.198,15</text:p>
          </table:table-cell>
          <table:table-cell table:style-name="ce16" table:formula="of:=[.V28]-[.S28]" office:value-type="currency" office:currency="BRL" office:value="-349.016000000001" calcext:value-type="currency">
            <text:p>-R$ 349,02</text:p>
          </table:table-cell>
          <table:table-cell table:style-name="ce14" table:number-columns-repeated="16361"/>
        </table:table-row>
        <table:table-row table:style-name="ro1">
          <table:table-cell table:style-name="ce6" office:value-type="float" office:value="7556517" calcext:value-type="float">
            <text:p>7556517</text:p>
          </table:table-cell>
          <table:table-cell table:style-name="ce6" office:value-type="string" calcext:value-type="string">
            <text:p>LUCAS FIGUEIREDO RESENDE PEREIRA</text:p>
          </table:table-cell>
          <table:table-cell table:style-name="ce6" office:value-type="string" calcext:value-type="string">
            <text:p>ATIVO</text:p>
          </table:table-cell>
          <table:table-cell table:style-name="ce6" office:value-type="string" calcext:value-type="string">
            <text:p>AUDITOR FISCAL DA RECEITA ESTADUAL</text:p>
          </table:table-cell>
          <table:table-cell table:style-name="ce6" office:value-type="string" calcext:value-type="string">
            <text:p>NAO</text:p>
          </table:table-cell>
          <table:table-cell table:style-name="ce6"/>
          <table:table-cell table:style-name="ce6" office:value-type="string" calcext:value-type="string">
            <text:p>SECRETARIA DA FAZENDA</text:p>
          </table:table-cell>
          <table:table-cell table:style-name="ce6" office:value-type="string" calcext:value-type="string">
            <text:p>SRF II CONTAGEM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448.3" calcext:value-type="float">
            <text:p>24448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O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052.86" calcext:value-type="float">
            <text:p>3052,86</text:p>
          </table:table-cell>
          <table:table-cell table:style-name="ce13" office:value-type="currency" office:currency="BRL" office:value="5547.17" calcext:value-type="currency">
            <text:p>R$ 5.547,17</text:p>
          </table:table-cell>
          <table:table-cell table:style-name="ce6" office:value-type="float" office:value="2287.74" calcext:value-type="float">
            <text:p>2287,74</text:p>
          </table:table-cell>
          <table:table-cell table:style-name="ce6" office:value-type="float" office:value="19666.25" calcext:value-type="float">
            <text:p>19666,25</text:p>
          </table:table-cell>
          <table:table-cell table:style-name="ce15" table:formula="of:=([.J29]-[.T29])*0.275-896" office:value-type="currency" office:currency="BRL" office:value="5198.154" calcext:value-type="currency">
            <text:p>R$ 5.198,15</text:p>
          </table:table-cell>
          <table:table-cell table:style-name="ce16" table:formula="of:=[.V29]-[.S29]" office:value-type="currency" office:currency="BRL" office:value="-349.016000000001" calcext:value-type="currency">
            <text:p>-R$ 349,02</text:p>
          </table:table-cell>
          <table:table-cell table:style-name="ce14" table:number-columns-repeated="16361"/>
        </table:table-row>
        <table:table-row table:style-name="ro1">
          <table:table-cell table:style-name="ce6" office:value-type="float" office:value="7556491" calcext:value-type="float">
            <text:p>7556491</text:p>
          </table:table-cell>
          <table:table-cell table:style-name="ce6" office:value-type="string" calcext:value-type="string">
            <text:p>MARCELO CICCO DO NASCIMENTO</text:p>
          </table:table-cell>
          <table:table-cell table:style-name="ce6" office:value-type="string" calcext:value-type="string">
            <text:p>ATIVO</text:p>
          </table:table-cell>
          <table:table-cell table:style-name="ce6" office:value-type="string" calcext:value-type="string">
            <text:p>AUDITOR FISCAL DA RECEITA ESTADUAL</text:p>
          </table:table-cell>
          <table:table-cell table:style-name="ce6" office:value-type="string" calcext:value-type="string">
            <text:p>NAO</text:p>
          </table:table-cell>
          <table:table-cell table:style-name="ce6"/>
          <table:table-cell table:style-name="ce6" office:value-type="string" calcext:value-type="string">
            <text:p>SECRETARIA DA FAZENDA</text:p>
          </table:table-cell>
          <table:table-cell table:style-name="ce6" office:value-type="string" calcext:value-type="string">
            <text:p>SUPERINTENDENCIA DE TECNOLOGIA DA INFORMACAO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448.3" calcext:value-type="float">
            <text:p>24448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O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052.86" calcext:value-type="float">
            <text:p>3052,86</text:p>
          </table:table-cell>
          <table:table-cell table:style-name="ce13" office:value-type="currency" office:currency="BRL" office:value="5442.89" calcext:value-type="currency">
            <text:p>R$ 5.442,89</text:p>
          </table:table-cell>
          <table:table-cell table:style-name="ce6" office:value-type="float" office:value="2287.74" calcext:value-type="float">
            <text:p>2287,74</text:p>
          </table:table-cell>
          <table:table-cell table:style-name="ce6" office:value-type="float" office:value="19770.53" calcext:value-type="float">
            <text:p>19770,53</text:p>
          </table:table-cell>
          <table:table-cell table:style-name="ce15" table:formula="of:=([.J30]-[.T30])*0.275-896" office:value-type="currency" office:currency="BRL" office:value="5198.154" calcext:value-type="currency">
            <text:p>R$ 5.198,15</text:p>
          </table:table-cell>
          <table:table-cell table:style-name="ce16" table:formula="of:=[.V30]-[.S30]" office:value-type="currency" office:currency="BRL" office:value="-244.736000000001" calcext:value-type="currency">
            <text:p>-R$ 244,74</text:p>
          </table:table-cell>
          <table:table-cell table:style-name="ce14" table:number-columns-repeated="16361"/>
        </table:table-row>
        <table:table-row table:style-name="ro1">
          <table:table-cell table:style-name="ce6" office:value-type="float" office:value="7556459" calcext:value-type="float">
            <text:p>7556459</text:p>
          </table:table-cell>
          <table:table-cell table:style-name="ce6" office:value-type="string" calcext:value-type="string">
            <text:p>MATHEUS AUGUSTO CORREA</text:p>
          </table:table-cell>
          <table:table-cell table:style-name="ce6" office:value-type="string" calcext:value-type="string">
            <text:p>ATIVO</text:p>
          </table:table-cell>
          <table:table-cell table:style-name="ce6" office:value-type="string" calcext:value-type="string">
            <text:p>AUDITOR FISCAL DA RECEITA ESTADUAL</text:p>
          </table:table-cell>
          <table:table-cell table:style-name="ce6" office:value-type="string" calcext:value-type="string">
            <text:p>NAO</text:p>
          </table:table-cell>
          <table:table-cell table:style-name="ce6"/>
          <table:table-cell table:style-name="ce6" office:value-type="string" calcext:value-type="string">
            <text:p>SECRETARIA DA FAZENDA</text:p>
          </table:table-cell>
          <table:table-cell table:style-name="ce6" office:value-type="string" calcext:value-type="string">
            <text:p>SRF II BELO HORIZONT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448.3" calcext:value-type="float">
            <text:p>24448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O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052.86" calcext:value-type="float">
            <text:p>3052,86</text:p>
          </table:table-cell>
          <table:table-cell table:style-name="ce13" office:value-type="currency" office:currency="BRL" office:value="5547.17" calcext:value-type="currency">
            <text:p>R$ 5.547,17</text:p>
          </table:table-cell>
          <table:table-cell table:style-name="ce6" office:value-type="float" office:value="2287.74" calcext:value-type="float">
            <text:p>2287,74</text:p>
          </table:table-cell>
          <table:table-cell table:style-name="ce6" office:value-type="float" office:value="19666.25" calcext:value-type="float">
            <text:p>19666,25</text:p>
          </table:table-cell>
          <table:table-cell table:style-name="ce15" table:formula="of:=([.J31]-[.T31])*0.275-896" office:value-type="currency" office:currency="BRL" office:value="5198.154" calcext:value-type="currency">
            <text:p>R$ 5.198,15</text:p>
          </table:table-cell>
          <table:table-cell table:style-name="ce16" table:formula="of:=[.V31]-[.S31]" office:value-type="currency" office:currency="BRL" office:value="-349.016000000001" calcext:value-type="currency">
            <text:p>-R$ 349,02</text:p>
          </table:table-cell>
          <table:table-cell table:style-name="ce14" table:number-columns-repeated="16361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rem_pcds_022024.V2:rem_pcds_022024.V31">
            <calcext:condition calcext:apply-style-name="Good" calcext:value="=[$rem_pcds_022024.S2]" calcext:base-cell-address="rem_pcds_022024.V2"/>
          </calcext:conditional-format>
        </calcext:conditional-formats>
      </table:table>
      <table:named-expressions/>
      <table:database-ranges>
        <table:database-range table:name="__Anonymous_Sheet_DB__0" table:target-range-address="rem_pcds_022024.A1:rem_pcds_022024.U1048576">
          <table:sort>
            <table:sort-by table:field-number="19" table:data-type="automatic"/>
            <table:sort-by table:field-number="9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0T18:11:50.557947229</dc:date>
    <meta:editing-duration>PT15M29S</meta:editing-duration>
    <meta:editing-cycles>2</meta:editing-cycles>
    <meta:generator>LibreOffice/24.2.2.2$MacOSX_AARCH64 LibreOffice_project/d56cc158d8a96260b836f100ef4b4ef25d6f1a01</meta:generator>
    <meta:document-statistic meta:table-count="1" meta:cell-count="683" meta:object-count="0"/>
  </office:meta>
</office:document-meta>
</file>